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Courier Std" svg:font-family="'Courier Std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000000" style:font-name="Liberation Serif" fo:font-size="12pt" fo:font-weight="normal" officeooo:rsid="001b48ba" officeooo:paragraph-rsid="001b48ba" style:font-size-asian="12pt" style:font-weight-asian="normal" style:font-size-complex="12pt" style:font-weight-complex="normal"/>
    </style:style>
    <style:style style:name="P2" style:family="paragraph" style:parent-style-name="Text_20_body">
      <style:text-properties style:font-name="Bitstream Charter"/>
    </style:style>
    <style:style style:name="P3" style:family="paragraph" style:parent-style-name="Text_20_body">
      <style:paragraph-properties fo:text-align="center" style:justify-single-word="false"/>
      <style:text-properties style:font-name="Bitstream Charter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 style:list-style-name="L1">
      <style:text-properties style:font-name="Bitstream Charter"/>
    </style:style>
    <style:style style:name="T1" style:family="text">
      <style:text-properties officeooo:rsid="001f5c0c"/>
    </style:style>
    <style:style style:name="T2" style:family="text">
      <style:text-properties officeooo:rsid="002bee54"/>
    </style:style>
    <style:style style:name="T3" style:family="text">
      <style:text-properties officeooo:rsid="0030ac13"/>
    </style:style>
    <style:style style:name="T4" style:family="text">
      <style:text-properties officeooo:rsid="0028233e"/>
    </style:style>
    <style:style style:name="T5" style:family="text">
      <style:text-properties officeooo:rsid="0028233e" style:font-name-complex="Calibri"/>
    </style:style>
    <style:style style:name="T6" style:family="text">
      <style:text-properties fo:background-color="#ffffff" loext:char-shading-value="0" style:font-name-asian="Calibri" style:font-name-complex="Calibri"/>
    </style:style>
    <style:style style:name="T7" style:family="text">
      <style:text-properties fo:background-color="#ffffff" loext:char-shading-value="0" style:font-name-asian="Liberation Serif1" style:font-name-complex="Liberation Serif1"/>
    </style:style>
    <style:style style:name="T8" style:family="text">
      <style:text-properties fo:letter-spacing="normal" fo:background-color="#ffffff" loext:char-shading-value="0" style:font-name-asian="Calibri" style:font-name-complex="Calibri"/>
    </style:style>
    <style:style style:name="T9" style:family="text">
      <style:text-properties fo:letter-spacing="normal" officeooo:rsid="0036fbad" fo:background-color="#ffffff" loext:char-shading-value="0" style:font-name-asian="Calibri" style:font-name-complex="Calibri"/>
    </style:style>
    <style:style style:name="T10" style:family="text">
      <style:text-properties fo:letter-spacing="normal" fo:background-color="#ffffff" loext:char-shading-value="0" style:font-name-asian="Courier Std" style:font-name-complex="Courier Std"/>
    </style:style>
    <style:style style:name="T11" style:family="text">
      <style:text-properties officeooo:rsid="0036fbad"/>
    </style:style>
    <style:style style:name="T12" style:family="text">
      <style:text-properties fo:font-variant="normal" fo:text-transform="none" fo:font-style="normal" officeooo:rsid="0028233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Jenkins Interview Questions</text:p>
      <text:p text:style-name="P2"/>
      <text:list xml:id="list513173067462238374" text:style-name="L1">
        <text:list-item>
          <text:p text:style-name="P4">What is Continous Integration?</text:p>
        </text:list-item>
        <text:list-item>
          <text:p text:style-name="P4">What is Jenkins?</text:p>
        </text:list-item>
        <text:list-item>
          <text:p text:style-name="P4">What is the difrence between Jenkins, Maven &amp; Ant?</text:p>
        </text:list-item>
        <text:list-item>
          <text:p text:style-name="P4">SCM that jenkins supports?</text:p>
        </text:list-item>
        <text:list-item>
          <text:p text:style-name="P4">What is relation between Hudson &amp; Jenkins?</text:p>
        </text:list-item>
        <text:list-item>
          <text:p text:style-name="P4">What are advantages of using Jenkins?</text:p>
        </text:list-item>
        <text:list-item>
          <text:p text:style-name="P4">What are plugins in Jenkins?</text:p>
        </text:list-item>
        <text:list-item>
          <text:p text:style-name="P4">Mention all the plugins you used in jenkins and its purpose?</text:p>
        </text:list-item>
        <text:list-item>
          <text:p text:style-name="P4">How do you clone git reo in jenkins job?</text:p>
        </text:list-item>
        <text:list-item>
          <text:p text:style-name="P4">How do you build java code with Maven in Jenkins?</text:p>
        </text:list-item>
        <text:list-item>
          <text:p text:style-name="P4">What is static code analysis and what plugin you used for it?</text:p>
        </text:list-item>
        <text:list-item>
          <text:p text:style-name="P4">What is downstream and upstream job?</text:p>
        </text:list-item>
        <text:list-item>
          <text:p text:style-name="P4">What is Nexus repository manager?</text:p>
        </text:list-item>
        <text:list-item>
          <text:p text:style-name="P4">How can you version and upload artifacts in Nexus repo?</text:p>
        </text:list-item>
        <text:list-item>
          <text:p text:style-name="P4">How can you deploy artifact to tomcat server from Jenkins job?</text:p>
        </text:list-item>
        <text:list-item>
          <text:p text:style-name="P4">What is workspace in jenkins?</text:p>
        </text:list-item>
        <text:list-item>
          <text:p text:style-name="P4">Copying artifacts to another job?</text:p>
        </text:list-item>
        <text:list-item>
          <text:p text:style-name="P4">What is build pipeline?</text:p>
        </text:list-item>
        <text:list-item>
          <text:p text:style-name="P4">How to create users in Jenkins?</text:p>
        </text:list-item>
        <text:list-item>
          <text:p text:style-name="P4">How to add/<text:span text:style-name="T1">remove/disconnect</text:span> nodes in Jenkins?</text:p>
        </text:list-item>
        <text:list-item>
          <text:p text:style-name="P4">How to restrict jenkins job to execute on a particular node?</text:p>
        </text:list-item>
        <text:list-item>
          <text:p text:style-name="P4">How to setup multiple Java or Maven or Git versions in Jenkins server?</text:p>
        </text:list-item>
        <text:list-item>
          <text:p text:style-name="P4">How to set Environmental Variables in Jenkins?</text:p>
        </text:list-item>
        <text:list-item>
          <text:p text:style-name="P4">How to install/update/remove Plugins in Jenkins?</text:p>
        </text:list-item>
        <text:list-item>
          <text:p text:style-name="P4">How to execute ansible playbooks from Jenkins?</text:p>
        </text:list-item>
        <text:list-item>
          <text:p text:style-name="P4">How to pass variables to ansible playbooks from Jenkins job?</text:p>
        </text:list-item>
        <text:list-item>
          <text:p text:style-name="P4">Build id variable name?</text:p>
        </text:list-item>
        <text:list-item>
          <text:p text:style-name="P4"><text:soft-page-break/>What is console output?</text:p>
        </text:list-item>
        <text:list-item>
          <text:p text:style-name="P4">What is build history?</text:p>
        </text:list-item>
        <text:list-item>
          <text:p text:style-name="P4">How to store credentials in Jenkins?</text:p>
        </text:list-item>
        <text:list-item>
          <text:p text:style-name="P4">How to deploy older versions of artifacts from Jenkins job?</text:p>
        </text:list-item>
        <text:list-item>
          <text:p text:style-name="P4">Name diffrent Phases in Maven and its purpose?</text:p>
        </text:list-item>
        <text:list-item>
          <text:p text:style-name="P4">How to restart Jenkins from browser?</text:p>
        </text:list-item>
        <text:list-item>
          <text:p text:style-name="P4">How to start/stop/restart Jenkins from command line?</text:p>
        </text:list-item>
        <text:list-item>
          <text:p text:style-name="P4">What is the location of workspace of jobs in Jenkins server?</text:p>
        </text:list-item>
        <text:list-item>
          <text:p text:style-name="P4">Benefits of using Nodes in Jenkins?</text:p>
        </text:list-item>
        <text:list-item>
          <text:p text:style-name="P4">How to execute Bash script from Jenkins job?</text:p>
        </text:list-item>
        <text:list-item>
          <text:p text:style-name="P4"><text:span text:style-name="T4">H</text:span><text:span text:style-name="T5">ave you configured Jenkins’s job? If yes, Tell me the process</text:span></text:p>
        </text:list-item>
        <text:list-item>
          <text:p text:style-name="P4">What is continuous integration why we need it?</text:p>
        </text:list-item>
        <text:list-item>
          <text:p text:style-name="P4">How your CI &amp; CD pipelines is are configured.</text:p>
        </text:list-item>
        <text:list-item>
          <text:p text:style-name="P4">Have you worked on maven?</text:p>
        </text:list-item>
        <text:list-item>
          <text:p text:style-name="P4">How many slaves are there in ur Jenkins’s. How many executable are in each slave</text:p>
        </text:list-item>
        <text:list-item>
          <text:p text:style-name="P4">Where you can store the build zip fi<text:span text:style-name="T2">l</text:span>e<text:span text:style-name="T2">(artifact)</text:span>. And how you deploy this to your environments?</text:p>
        </text:list-item>
        <text:list-item>
          <text:p text:style-name="P4">How to roll back the project from current version to previous versions?</text:p>
        </text:list-item>
        <text:list-item>
          <text:p text:style-name="P4">What plugins are u used in your project</text:p>
        </text:list-item>
        <text:list-item>
          <text:p text:style-name="P4">How to write custom scripts in Maven</text:p>
        </text:list-item>
        <text:list-item>
          <text:p text:style-name="P4"><text:span text:style-name="T3">H</text:span>ow to setup jenkins server and nodes using ec2 instances</text:p>
        </text:list-item>
        <text:list-item>
          <text:p text:style-name="P4">how to deploy application by using git and Jenkins</text:p>
        </text:list-item>
        <text:list-item>
          <text:p text:style-name="P4">For java app what are the best tools which is used for CI and CD tools.-</text:p>
        </text:list-item>
        <text:list-item>
          <text:p text:style-name="P4">What problem CI solves, advantage of CI.</text:p>
        </text:list-item>
        <text:list-item>
          <text:p text:style-name="P4">Maven and Ant</text:p>
        </text:list-item>
        <text:list-item>
          <text:p text:style-name="P4"><text:span text:style-name="T3">W</text:span>hat is maven from where we get the pom.xml for the jobs.—</text:p>
        </text:list-item>
        <text:list-item>
          <text:p text:style-name="P4">Maven is a build tool.</text:p>
        </text:list-item>
        <text:list-item>
          <text:p text:style-name="P4">mvn archetype:generate</text:p>
        </text:list-item>
        <text:list-item>
          <text:p text:style-name="P4">what is pom.xml <text:span text:style-name="T11">file?</text:span></text:p>
        </text:list-item>
        <text:list-item>
          <text:p text:style-name="P4"><text:span text:style-name="T9">M</text:span><text:span text:style-name="T8">aven and ant difference and what are the different scenario where it is used----</text:span></text:p>
        </text:list-item>
        <text:list-item>
          <text:p text:style-name="P4"><text:soft-page-break/>Difference between Ant and Maven. Ant and Maven both are build tools provided by Apache. The main purpose of these technologies is to ease the build process of a project. Ant doesn't has formal conventions, so we need to provide information of the project structure in build.xml file.</text:p>
        </text:list-item>
        <text:list-item>
          <text:p text:style-name="P4">what is ant and from where we get the build.xml for the jobs.---</text:p>
        </text:list-item>
        <text:list-item>
          <text:p text:style-name="P4">how pom.xml will read the variables which we use in the jenkin like version.----</text:p>
        </text:list-item>
        <text:list-item>
          <text:p text:style-name="P4">By invoking maven</text:p>
        </text:list-item>
        <text:list-item>
          <text:p text:style-name="P4">what is dependency in pom.xml---</text:p>
        </text:list-item>
        <text:list-item>
          <text:p text:style-name="P4">POM inheritance</text:p>
        </text:list-item>
        <text:list-item>
          <text:p text:style-name="P4">Invoke maven task is there in post build option.</text:p>
        </text:list-item>
        <text:list-item>
          <text:p text:style-name="P4">Jenkins</text:p>
        </text:list-item>
        <text:list-item>
          <text:p text:style-name="P4">are we in admin part of jenkins like installation of jenkins ---- yes</text:p>
        </text:list-item>
        <text:list-item>
          <text:p text:style-name="P4">different ways to install a plugin's in jenkins - using manage plugins.----</text:p>
        </text:list-item>
        <text:list-item>
          <text:p text:style-name="P4">how you created jobs in jenkins other than the GUI like new item option.. other option is job dsl. ---- using Jenkins API</text:p>
        </text:list-item>
        <text:list-item>
          <text:p text:style-name="P4">Why jenkin is required if we can do the same thing with script like automatic. - Continous Integration and its plugin feature.</text:p>
        </text:list-item>
        <text:list-item>
          <text:p text:style-name="P4">How many jobs are there in jenkins (for eg – ant , maven) - ant is default Maven you have to install, , Gradle.----</text:p>
        </text:list-item>
        <text:list-item>
          <text:p text:style-name="P4">steps for the installation of jenkins tomcat server ( for tomcat server install command is different ) - see our copy.yml.</text:p>
        </text:list-item>
        <text:list-item>
          <text:p text:style-name="P4">yum install Jenkins will run on which server ? - Master server.</text:p>
        </text:list-item>
        <text:list-item>
          <text:p text:style-name="P4">how do you do a deployemnt. - using shell scripts</text:p>
        </text:list-item>
        <text:list-item>
          <text:p text:style-name="P4">are you doing the deployment in an application server - yes. </text:p>
        </text:list-item>
        <text:list-item>
          <text:p text:style-name="P4">What is sonar qube and How to Integrate sonar qube with jenkins - code metrics.</text:p>
        </text:list-item>
        <text:list-item>
          <text:p text:style-name="P4">Main reason of using jenkins - CI.</text:p>
        </text:list-item>
        <text:list-item>
          <text:p text:style-name="P4">Commands to start jenkin manually <text:s/>through command prompts like how to up the server <text:s/>- service jenkins start.</text:p>
        </text:list-item>
        <text:list-item>
          <text:p text:style-name="P4">How to Safe restart the jenkins - Restart when no jobs are running.</text:p>
        </text:list-item>
        <text:list-item>
          <text:p text:style-name="P4">How to create a backup in jenkins, what is the plug in name complete process. From which directory it will take the back up ( jenkin_home) directory. - Backup Plugin.</text:p>
        </text:list-item>
        <text:list-item>
          <text:p text:style-name="P4">Step to setup a jenkins and how to create a new job - New item-&gt; Frees style.</text:p>
        </text:list-item>
        <text:list-item>
          <text:p text:style-name="P4">How to deploy a Custom build in jenkins - usinfg build tools such as ant and maven.</text:p>
        </text:list-item>
        <text:list-item>
          <text:p text:style-name="P4"><text:soft-page-break/>Where we store the artifacts which gets generated from jenkins - <text:s/>local and nexus .</text:p>
        </text:list-item>
        <text:list-item>
          <text:p text:style-name="P4">How to bypass the github like directly using the code and put it in jenkins--- t</text:p>
        </text:list-item>
        <text:list-item>
          <text:p text:style-name="P4">Jenkins used a entriprised or a open source u used - ---open source.</text:p>
        </text:list-item>
        <text:list-item>
          <text:p text:style-name="P4"><text:span text:style-name="T6">Different Pluging used in jenkins </text:span><text:span text:style-name="T7">---</text:span><text:span text:style-name="T6">build pipeline, Backup, git 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Courier Std" svg:font-family="'Courier Std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m_5f_2637359308372039490msolistparagraph" style:display-name="m_2637359308372039490msolistparagraph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15:48:00.264899085</meta:creation-date>
    <dc:date>2018-01-11T16:29:08.170173702</dc:date>
    <meta:editing-duration>PT50M28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4" meta:paragraph-count="85" meta:word-count="941" meta:character-count="5019" meta:non-whitespace-character-count="4244"/>
  </office:meta>
</office:document-meta>
</file>